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none" draw:textarea-horizontal-align="justify" draw:textarea-vertical-align="top" draw:auto-grow-height="false" fo:min-height="15.777cm" fo:min-width="12.19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svg:stroke-color="#000000" draw:marker-start-width="0.356cm" draw:marker-end="Arrow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35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935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5.0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5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49cm"/>
    </style:style>
    <style:style style:name="gr10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41cm" fo:min-width="5.215cm"/>
    </style:style>
    <style:style style:name="gr11" style:family="graphic" style:parent-style-name="standard">
      <style:graphic-properties svg:stroke-color="#666666" draw:fill="none" draw:textarea-horizontal-align="justify" draw:textarea-vertical-align="middle" draw:auto-grow-height="false" fo:min-height="2.401cm" fo:min-width="10.549cm"/>
    </style:style>
    <style:style style:name="gr1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639cm" fo:min-width="10.549cm"/>
    </style:style>
    <style:style style:name="gr13" style:family="graphic" style:parent-style-name="standard">
      <style:graphic-properties svg:stroke-color="#000000" draw:fill="solid" draw:fill-color="#dddddd" draw:textarea-horizontal-align="justify" draw:textarea-vertical-align="top" draw:auto-grow-height="false" fo:min-height="4.006cm" fo:min-width="10.549cm"/>
    </style:style>
    <style:style style:name="gr14" style:family="graphic" style:parent-style-name="standard">
      <style:graphic-properties svg:stroke-color="#000000" draw:fill="solid" draw:fill-color="#b2b2b2" draw:textarea-horizontal-align="justify" draw:textarea-vertical-align="top" draw:auto-grow-height="false" fo:min-height="2.163cm" fo:min-width="2.675cm"/>
    </style:style>
    <style:style style:name="gr15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12cm" fo:min-width="9.914cm"/>
    </style:style>
    <style:style style:name="gr16" style:family="graphic" style:parent-style-name="standard">
      <style:graphic-properties svg:stroke-color="#000000" draw:fill="solid" draw:fill-color="#b2b2b2" draw:textarea-horizontal-align="justify" draw:textarea-vertical-align="top" draw:auto-grow-height="false" fo:min-height="4.068cm" fo:min-width="7.093cm"/>
    </style:style>
    <style:style style:name="gr17" style:family="graphic" style:parent-style-name="standard">
      <style:graphic-properties svg:stroke-color="#000000" draw:fill="solid" draw:fill-color="#b2b2b2" draw:textarea-horizontal-align="justify" draw:textarea-vertical-align="top" draw:auto-grow-height="false" fo:min-height="4.068cm" fo:min-width="2.802cm"/>
    </style:style>
    <style:style style:name="gr18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639cm" fo:min-width="7.12cm"/>
    </style:style>
    <style:style style:name="gr1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none" draw:textarea-horizontal-align="justify" draw:textarea-vertical-align="top" draw:auto-grow-height="false" fo:min-height="2.485cm" fo:min-width="12.198cm" fo:padding-top="0.151cm" fo:padding-bottom="0.151cm" fo:padding-left="0.276cm" fo:padding-right="0.276cm"/>
    </style:style>
    <style:style style:name="gr20" style:family="graphic" style:parent-style-name="standard">
      <style:graphic-properties svg:stroke-color="#000000" draw:fill="solid" draw:fill-color="#b2b2b2" draw:textarea-horizontal-align="justify" draw:textarea-vertical-align="top" draw:auto-grow-height="false" fo:min-height="1.274cm" fo:min-width="10.549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b2b2b2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b2b2b2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="solid" draw:fill-color="#b2b2b2"/>
      <style:paragraph-properties fo:text-align="start"/>
      <style:text-properties fo:font-size="12pt"/>
    </style:style>
    <style:style style:name="P11" style:family="paragraph">
      <loext:graphic-properties draw:fill="solid" draw:fill-color="#b2b2b2"/>
      <style:paragraph-properties fo:text-align="start"/>
      <style:text-properties fo:font-size="12pt" fo:text-shadow="1pt 1pt" style:font-size-asian="12pt" style:font-size-complex="12pt"/>
    </style:style>
    <style:style style:name="P12" style:family="paragraph">
      <loext:graphic-properties draw:fill="solid" draw:fill-color="#b2b2b2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2pt"/>
    </style:style>
    <style:style style:name="T9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10" style:family="text">
      <style:text-properties fo:font-size="10pt" fo:text-shadow="1pt 1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text-shadow="1pt 1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8cm" svg:height="16.129cm" svg:x="1cm" svg:y="0.7cm">
          <text:p text:style-name="P1"><text:span text:style-name="T1">SQL qu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17cm" svg:y1="3.94cm" svg:x2="12.203cm" svg:y2="3.94cm">
          <text:p/>
        </draw:line>
        <draw:frame draw:style-name="gr3" draw:text-style-name="P4" draw:layer="layout" svg:width="1.162cm" svg:height="0.569cm" svg:x="11.06cm" svg:y="3.94cm">
          <draw:text-box>
            <text:p><text:span text:style-name="T2">Time</text:span></text:p>
          </draw:text-box>
        </draw:frame>
        <draw:line draw:style-name="gr4" draw:text-style-name="P3" draw:layer="layout" svg:x1="2.924cm" svg:y1="3.432cm" svg:x2="2.924cm" svg:y2="4.575cm">
          <text:p/>
        </draw:line>
        <draw:frame draw:style-name="gr5" draw:text-style-name="P4" draw:layer="layout" svg:width="1.941cm" svg:height="0.569cm" svg:x="1.916cm" svg:y="4.702cm">
          <draw:text-box>
            <text:p><text:span text:style-name="T2">2020-01-01</text:span></text:p>
          </draw:text-box>
        </draw:frame>
        <draw:custom-shape draw:style-name="gr6" draw:text-style-name="P5" draw:layer="layout" svg:width="5.588cm" svg:height="0.508cm" svg:x="4.075cm" svg:y="3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.075cm" svg:y1="3.178cm" svg:x2="4.075cm" svg:y2="4.194cm">
          <text:p/>
        </draw:line>
        <draw:line draw:style-name="gr4" draw:text-style-name="P3" draw:layer="layout" svg:x1="5.375cm" svg:y1="3.678cm" svg:x2="5.375cm" svg:y2="4.694cm">
          <text:p/>
        </draw:line>
        <draw:line draw:style-name="gr4" draw:text-style-name="P3" draw:layer="layout" svg:x1="9.675cm" svg:y1="3.178cm" svg:x2="9.675cm" svg:y2="4.194cm">
          <text:p/>
        </draw:line>
        <draw:frame draw:style-name="gr7" draw:text-style-name="P4" draw:layer="layout" svg:width="2.471cm" svg:height="0.569cm" svg:x="4.137cm" svg:y="4.702cm">
          <draw:text-box>
            <text:p><text:span text:style-name="T2">condition start</text:span></text:p>
          </draw:text-box>
        </draw:frame>
        <draw:frame draw:style-name="gr8" draw:text-style-name="P4" draw:layer="layout" svg:width="2.796cm" svg:height="0.569cm" svg:x="2.638cm" svg:y="2.603cm">
          <draw:text-box>
            <text:p><text:span text:style-name="T2">observation start</text:span></text:p>
          </draw:text-box>
        </draw:frame>
        <draw:frame draw:style-name="gr9" draw:text-style-name="P4" draw:layer="layout" svg:width="2.691cm" svg:height="0.569cm" svg:x="8.039cm" svg:y="2.604cm">
          <draw:text-box>
            <text:p><text:span text:style-name="T2">observation end</text:span></text:p>
          </draw:text-box>
        </draw:frame>
        <draw:custom-shape draw:style-name="gr10" draw:text-style-name="P6" draw:layer="layout" svg:width="5.715cm" svg:height="0.791cm" svg:x="1.643cm" svg:y="1.743cm">
          <text:p text:style-name="P5"><text:span text:style-name="T3">Primary cohort gen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1.049cm" svg:height="2.651cm" svg:x="1.651cm" svg:y="2.5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049cm" svg:height="0.889cm" svg:x="1.651cm" svg:y="5.512cm">
          <text:p text:style-name="P5"><text:span text:style-name="T4">Additional enrichment of Hepatitis B/ C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1.049cm" svg:height="4.256cm" svg:x="1.651cm" svg:y="6.655cm">
          <text:p text:style-name="P1"><text:span text:style-name="T3">Cleanup Cohorts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175cm" svg:height="2.413cm" svg:x="1.962cm" svg:y="7.441cm">
          <text:p text:style-name="P1"><text:span text:style-name="T5">No Hepatitis</text:span></text:p>
          <text:p text:style-name="P1"><text:span text:style-name="T4"/></text:p>
          <text:p text:style-name="P1"><text:span text:style-name="T6">drop all viral</text:span><text:span text:style-name="T6"><text:line-break/></text:span><text:span text:style-name="T6">hepatiti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175cm" svg:height="2.413cm" svg:x="5.562cm" svg:y="7.441cm">
          <text:p text:style-name="P1"><text:span text:style-name="T7">Hepatitis B</text:span></text:p>
          <text:p text:style-name="P5"><text:span text:style-name="T8"/></text:p>
          <text:p text:style-name="P1"><text:span text:style-name="T6">drop all that have</text:span><text:span text:style-name="T6"><text:line-break/></text:span><text:span text:style-name="T6">no Hepatitis B or </text:span><text:span text:style-name="T6"><text:line-break/></text:span><text:span text:style-name="T6">also have Hep. C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175cm" svg:height="2.413cm" svg:x="9.162cm" svg:y="7.441cm">
          <text:p text:style-name="P1"><text:span text:style-name="T7">Hepatitis C</text:span></text:p>
          <text:p text:style-name="P5"><text:span text:style-name="T8"/></text:p>
          <text:p text:style-name="P1"><text:span text:style-name="T6">drop all that have</text:span><text:span text:style-name="T6"><text:line-break/></text:span><text:span text:style-name="T6">no Hepatitis C or </text:span><text:span text:style-name="T6"><text:line-break/></text:span><text:span text:style-name="T6">also have Hep. B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0.414cm" svg:height="0.762cm" svg:x="1.916cm" svg:y="10.027cm">
          <text:p text:style-name="P5"><text:span text:style-name="T4">Drop all who died before individual condition start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7.593cm" svg:height="4.318cm" svg:x="1.651cm" svg:y="11.125cm">
          <text:p text:style-name="P1"><text:span text:style-name="T9">Query for additional information</text:span></text:p>
          <text:list text:style-name="L1">
            <text:list-item>
              <text:p text:style-name="P1"><text:span text:style-name="T10">Ascites</text:span></text:p>
            </text:list-item>
            <text:list-item>
              <text:p text:style-name="P1"><text:span text:style-name="T10">Alcohol induced organic or mental disorder</text:span><text:span text:style-name="T10"><text:tab/></text:span></text:p>
            </text:list-item>
            <text:list-item>
              <text:p text:style-name="P1"><text:span text:style-name="T10">Cirrhosis</text:span></text:p>
            </text:list-item>
            <text:list-item>
              <text:p text:style-name="P1"><text:span text:style-name="T10">Encephalopathy</text:span></text:p>
            </text:list-item>
            <text:list-item>
              <text:p text:style-name="P1"><text:span text:style-name="T10">Fibrosis</text:span></text:p>
            </text:list-item>
            <text:list-item>
              <text:p text:style-name="P1"><text:span text:style-name="T10">Gastrointestinal Bleeding</text:span></text:p>
            </text:list-item>
            <text:list-item>
              <text:p text:style-name="P1"><text:span text:style-name="T10">Hepatocellular Carcinom</text:span></text:p>
            </text:list-item>
            <text:list-item>
              <text:p text:style-name="P1"><text:span text:style-name="T10">Liver translplantation</text:span></text:p>
            </text:list-item>
            <text:list-item>
              <text:p text:style-name="P1"><text:span text:style-name="T10">Schizophrenia</text:span></text:p>
              <text:p text:style-name="P1"><text:span text:style-name="T11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.302cm" svg:height="4.318cm" svg:x="9.382cm" svg:y="11.122cm">
          <text:p text:style-name="P1"><text:span text:style-name="T3">Ingredients</text:span></text:p>
          <text:p text:style-name="P1"><text:span text:style-name="T12">Query all drugs</text:span><text:span text:style-name="T12"><text:line-break/></text:span><text:span text:style-name="T12">a patient got after </text:span><text:span text:style-name="T12"><text:line-break/></text:span><text:span text:style-name="T12">observation start</text:span><text:span text:style-name="T12"><text:line-break/></text:span><text:span text:style-name="T12">and summarize</text:span><text:span text:style-name="T12"><text:line-break/></text:span><text:span text:style-name="T12">it to unique</text:span><text:span text:style-name="T12"><text:line-break/></text:span><text:span text:style-name="T12">ingredients per</text:span><text:span text:style-name="T12"><text:line-break/></text:span><text:span text:style-name="T12">pati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7.62cm" svg:height="0.889cm" svg:x="1.651cm" svg:y="15.723cm">
          <text:p text:style-name="P5"><text:span text:style-name="T4">Merge into summarize tabl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2.8cm" svg:height="2.837cm" svg:x="1cm" svg:y="17.1cm">
          <text:p text:style-name="P1"><text:span text:style-name="T1">Within 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1.049cm" svg:height="1.524cm" svg:x="1.651cm" svg:y="18.136cm">
          <text:p text:style-name="P1"><text:span text:style-name="T3">Calculate Time-To-Event</text:span></text:p>
          <text:p text:style-name="P1"><text:span text:style-name="T12">Difference between observation end or death date and condition</text:span><text:span text:style-name="T12"><text:line-break/></text:span><text:span text:style-name="T12">start in days. Status set to 1 if patient died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4.80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1:27:16.731467960</meta:creation-date>
    <dc:date>2020-09-28T13:48:50.664583262</dc:date>
    <meta:editing-duration>PT15M48S</meta:editing-duration>
    <meta:editing-cycles>5</meta:editing-cycles>
    <meta:generator>LibreOffice/6.0.7.3$Linux_X86_64 LibreOffice_project/00m0$Build-3</meta:generator>
    <meta:document-statistic meta:object-count="25"/>
  </office:meta>
</office:document-meta>
</file>